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68cm" svg:height="0.983cm" svg:x="1cm" svg:y="1.001cm">
          <draw:text-box>
            <text:p><text:span text:style-name="T1">CMC Kaffee-Mahlwerk-Subsystem</text:span></text:p>
          </draw:text-box>
        </draw:frame>
        <draw:frame draw:style-name="gr2" draw:text-style-name="P3" draw:id="id10" draw:layer="layout" svg:width="5.675cm" svg:height="1.269cm" svg:x="17.325cm" svg:y="16.731cm">
          <draw:text-box>
            <text:p text:style-name="P2"><text:span text:style-name="T2">Kaffeebohnen-Sensor</text:span></text:p>
          </draw:text-box>
        </draw:frame>
        <draw:frame draw:style-name="gr3" draw:text-style-name="P3" draw:id="id12" draw:layer="layout" svg:width="5.675cm" svg:height="1.269cm" svg:x="12.525cm" svg:y="5.9cm">
          <draw:text-box>
            <text:p text:style-name="P2"><text:span text:style-name="T2">Kaffee-Kuchen-Auswerfer</text:span></text:p>
          </draw:text-box>
        </draw:frame>
        <draw:frame draw:style-name="gr4" draw:text-style-name="P3" draw:id="id5" draw:layer="layout" svg:width="5.675cm" svg:height="1.269cm" svg:x="12.525cm" svg:y="7.431cm">
          <draw:text-box>
            <text:p text:style-name="P2"><text:span text:style-name="T2">Kaffee-Kuchen-Sensor</text:span></text:p>
          </draw:text-box>
        </draw:frame>
        <draw:custom-shape draw:style-name="gr5" draw:text-style-name="P5" draw:id="id2" draw:layer="layout" svg:width="2.54cm" svg:height="1.27cm" svg:x="3.7cm" svg:y="4.83cm">
          <text:p text:style-name="P4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1" draw:layer="layout" svg:width="1.269cm" svg:height="-0.001cm" draw:transform="rotate (-1.57079632679579) translate (2cm 3.73cm)" svg:viewBox="0 0 1270 0" draw:points="0,-4000 635,-4000 1270,-4000">
          <text:p/>
        </draw:polyline>
        <draw:polyline draw:style-name="gr6" draw:text-style-name="P4" draw:id="id8" draw:layer="layout" svg:width="1.269cm" svg:height="-0.001cm" draw:transform="rotate (-1.57079632679579) translate (15.5cm 16.7cm)" svg:viewBox="0 0 1270 0" draw:points="0,-31000 635,-31000 1270,-31000">
          <text:p/>
        </draw:polyline>
        <draw:polyline draw:style-name="gr6" draw:text-style-name="P4" draw:id="id4" draw:layer="layout" svg:width="1.269cm" svg:height="-0.001cm" draw:transform="rotate (-1.57079632679579) translate (10.7cm 8cm)" svg:viewBox="0 0 1270 0" draw:points="0,-21400 635,-21400 1270,-21400">
          <text:p/>
        </draw:polyline>
        <draw:custom-shape draw:style-name="gr5" draw:text-style-name="P5" draw:id="id19" draw:layer="layout" svg:width="0.635cm" svg:height="0.635cm" svg:x="6.665cm" svg:y="14.56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84cm" svg:height="0.64cm" svg:x="1.348cm" svg:y="3.16cm">
          <draw:text-box>
            <text:p><text:span text:style-name="T3">CK1</text:span></text:p>
          </draw:text-box>
        </draw:frame>
        <draw:polyline draw:style-name="gr6" draw:text-style-name="P4" draw:id="id3" draw:layer="layout" svg:width="1.269cm" svg:height="-0.001cm" draw:transform="rotate (-1.57079632679579) translate (2cm 6cm)" svg:viewBox="0 0 1270 0" draw:points="0,-4000 635,-4000 1270,-4000">
          <text:p/>
        </draw:polyline>
        <draw:connector draw:style-name="gr8" draw:text-style-name="P4" draw:layer="layout" draw:type="curve" draw:line-skew="1.121cm" svg:x1="2cm" svg:y1="4.365cm" svg:x2="4.072cm" svg:y2="5.016cm" draw:start-shape="id1" draw:start-glue-point="1" draw:end-shape="id2" draw:end-glue-point="5" svg:d="m2000 4365c0-42 2072-367 2072 651">
          <text:p/>
        </draw:connector>
        <draw:connector draw:style-name="gr8" draw:text-style-name="P4" draw:layer="layout" draw:type="curve" svg:x1="4.072cm" svg:y1="5.914cm" svg:x2="2cm" svg:y2="6.635cm" draw:start-shape="id2" draw:start-glue-point="7" draw:end-shape="id3" draw:end-glue-point="1" svg:d="m4072 5914c0 481-690 721-2072 721">
          <text:p/>
        </draw:connector>
        <draw:frame draw:style-name="gr7" draw:text-style-name="P6" draw:layer="layout" svg:width="1.184cm" svg:height="0.64cm" svg:x="1.336cm" svg:y="5.46cm">
          <draw:text-box>
            <text:p><text:span text:style-name="T3">CK2</text:span></text:p>
          </draw:text-box>
        </draw:frame>
        <draw:connector draw:style-name="gr8" draw:text-style-name="P4" draw:layer="layout" draw:type="curve" draw:line-skew="1.071cm" svg:x1="10.7cm" svg:y1="8.635cm" svg:x2="5.868cm" svg:y2="5.914cm" draw:start-shape="id4" draw:start-glue-point="1" draw:end-shape="id2" draw:end-glue-point="9" svg:d="m10700 8635c0-780-4832 580-4832-2721">
          <text:p/>
        </draw:connector>
        <draw:connector draw:style-name="gr8" draw:text-style-name="P4" draw:layer="layout" draw:type="curve" svg:x1="12.525cm" svg:y1="8.065cm" svg:x2="10.7cm" svg:y2="8.635cm" draw:start-shape="id5" draw:start-glue-point="3" draw:end-shape="id4" draw:end-glue-point="1" svg:d="m12525 8065c-1236 0-324 570-1825 570">
          <text:p/>
        </draw:connector>
        <draw:frame draw:style-name="gr7" draw:text-style-name="P6" draw:layer="layout" svg:width="1.184cm" svg:height="0.64cm" svg:x="9.481cm" svg:y="7.66cm">
          <draw:text-box>
            <text:p><text:span text:style-name="T3">CK4</text:span></text:p>
          </draw:text-box>
        </draw:frame>
        <draw:polyline draw:style-name="gr6" draw:text-style-name="P4" draw:id="id11" draw:layer="layout" svg:width="1.269cm" svg:height="-0.001cm" draw:transform="rotate (-1.57079632679579) translate (10.7cm 4.5cm)" svg:viewBox="0 0 1270 0" draw:points="0,-21400 635,-21400 1270,-21400">
          <text:p/>
        </draw:polyline>
        <draw:polyline draw:style-name="gr6" draw:text-style-name="P4" draw:id="id6" draw:layer="layout" svg:width="1.269cm" svg:height="-0.001cm" draw:transform="rotate (-1.57079632679579) translate (17.7cm 11.7cm)" svg:viewBox="0 0 1270 0" draw:points="0,-35400 635,-35400 1270,-35400">
          <text:p/>
        </draw:polyline>
        <draw:connector draw:style-name="gr8" draw:text-style-name="P4" draw:layer="layout" draw:type="curve" svg:x1="17.7cm" svg:y1="12.335cm" svg:x2="19.626cm" svg:y2="12.366cm" draw:start-shape="id6" draw:start-glue-point="1" draw:end-shape="id7" draw:end-glue-point="3" svg:d="m17700 12335c1576 0 614 31 1926 31">
          <text:p/>
        </draw:connector>
        <draw:connector draw:style-name="gr8" draw:text-style-name="P4" draw:layer="layout" draw:type="curve" svg:x1="15.5cm" svg:y1="17.335cm" svg:x2="14.2cm" svg:y2="17.335cm" draw:start-shape="id8" draw:start-glue-point="1" draw:end-shape="id9" svg:d="m15500 17335h-1300">
          <text:p/>
        </draw:connector>
        <draw:connector draw:style-name="gr8" draw:text-style-name="P4" draw:layer="layout" draw:type="curve" svg:x1="17.325cm" svg:y1="17.365cm" svg:x2="15.5cm" svg:y2="17.335cm" draw:start-shape="id10" draw:start-glue-point="3" draw:end-shape="id8" draw:end-glue-point="1" svg:d="m17325 17365c-1237 0-325-30-1825-30">
          <text:p/>
        </draw:connector>
        <draw:polyline draw:style-name="gr6" draw:text-style-name="P4" draw:id="id13" draw:layer="layout" svg:width="1.269cm" svg:height="-0.001cm" draw:transform="rotate (-1.57079632679579) translate (10.7cm 6.23cm)" svg:viewBox="0 0 1270 0" draw:points="0,-21400 635,-21400 1270,-21400">
          <text:p/>
        </draw:polyline>
        <draw:connector draw:style-name="gr8" draw:text-style-name="P4" draw:layer="layout" draw:type="curve" svg:x1="10.7cm" svg:y1="5.135cm" svg:x2="12.525cm" svg:y2="6.534cm" draw:start-shape="id11" draw:start-glue-point="1" draw:end-shape="id12" draw:end-glue-point="3" svg:d="m10700 5135c1500 0 588 1399 1825 1399">
          <text:p/>
        </draw:connector>
        <draw:connector draw:style-name="gr8" draw:text-style-name="P4" draw:layer="layout" draw:type="curve" draw:line-skew="-0.189cm" svg:x1="6.24cm" svg:y1="5.465cm" svg:x2="10.7cm" svg:y2="5.135cm" draw:start-shape="id2" draw:start-glue-point="10" draw:end-shape="id11" draw:end-glue-point="1" svg:d="m6240 5465c2931 0 701-330 4460-330">
          <text:p/>
        </draw:connector>
        <draw:connector draw:style-name="gr8" draw:text-style-name="P4" draw:layer="layout" draw:type="curve" svg:x1="10.7cm" svg:y1="6.865cm" svg:x2="5.868cm" svg:y2="5.914cm" draw:start-shape="id13" draw:start-glue-point="1" draw:end-shape="id2" draw:end-glue-point="9" svg:d="m10700 6865c-3222 0-4832-317-4832-951">
          <text:p/>
        </draw:connector>
        <draw:connector draw:style-name="gr8" draw:text-style-name="P4" draw:layer="layout" draw:type="curve" draw:line-skew="0.098cm" svg:x1="12.525cm" svg:y1="6.534cm" svg:x2="10.7cm" svg:y2="6.865cm" draw:start-shape="id12" draw:start-glue-point="3" draw:end-shape="id13" draw:end-glue-point="1" svg:d="m12525 6534c-1090 0-178 331-1825 331">
          <text:p/>
        </draw:connector>
        <draw:frame draw:style-name="gr7" draw:text-style-name="P6" draw:layer="layout" svg:width="1.184cm" svg:height="0.64cm" svg:x="14.981cm" svg:y="11.46cm">
          <draw:text-box>
            <text:p><text:span text:style-name="T3">CK9</text:span></text:p>
          </draw:text-box>
        </draw:frame>
        <draw:frame draw:style-name="gr7" draw:text-style-name="P6" draw:layer="layout" svg:width="1.184cm" svg:height="0.64cm" svg:x="14.336cm" svg:y="16.46cm">
          <draw:text-box>
            <text:p><text:span text:style-name="T3">CK8</text:span></text:p>
          </draw:text-box>
        </draw:frame>
        <draw:frame draw:style-name="gr7" draw:text-style-name="P6" draw:layer="layout" svg:width="1.184cm" svg:height="0.64cm" svg:x="9.581cm" svg:y="4.2cm">
          <draw:text-box>
            <text:p><text:span text:style-name="T3">CK5</text:span></text:p>
          </draw:text-box>
        </draw:frame>
        <draw:frame draw:style-name="gr7" draw:text-style-name="P6" draw:layer="layout" svg:width="1.184cm" svg:height="0.64cm" svg:x="9.536cm" svg:y="5.96cm">
          <draw:text-box>
            <text:p><text:span text:style-name="T3">CK6</text:span></text:p>
          </draw:text-box>
        </draw:frame>
        <draw:custom-shape draw:style-name="gr5" draw:text-style-name="P5" draw:id="id15" draw:layer="layout" svg:width="2.54cm" svg:height="1.27cm" svg:x="6.66cm" svg:y="12.63cm">
          <text:p text:style-name="P4"><text:span text:style-name="T3">Kaffeepulver-</text:span><text:span text:style-name="T3"><text:line-break/></text:span><text:span text:style-name="T3">Dos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14" draw:layer="layout" svg:width="1.269cm" svg:height="-0.001cm" draw:transform="rotate (-1.57079632679579) translate (10.7cm 14.5cm)" svg:viewBox="0 0 1270 0" draw:points="0,-21400 635,-21400 1270,-21400">
          <text:p/>
        </draw:polyline>
        <draw:connector draw:style-name="gr8" draw:text-style-name="P4" draw:layer="layout" draw:type="curve" svg:x1="10.7cm" svg:y1="15.135cm" svg:x2="8.828cm" svg:y2="13.714cm" draw:start-shape="id14" draw:start-glue-point="1" draw:end-shape="id15" draw:end-glue-point="9" svg:d="m10700 15135c-1248 0-1872-473-1872-1421">
          <text:p/>
        </draw:connector>
        <draw:connector draw:style-name="gr8" draw:text-style-name="P4" draw:layer="layout" draw:type="curve" svg:x1="12.525cm" svg:y1="15.134cm" svg:x2="10.7cm" svg:y2="15.135cm" draw:start-shape="id16" draw:start-glue-point="3" draw:end-shape="id14" draw:end-glue-point="1" svg:d="m12525 15134c-1237 0-325 1-1825 1">
          <text:p/>
        </draw:connector>
        <draw:polyline draw:style-name="gr6" draw:text-style-name="P4" draw:id="id17" draw:layer="layout" svg:width="1.269cm" svg:height="-0.001cm" draw:transform="rotate (-1.57079632679579) translate (5.8cm 12.43cm)" svg:viewBox="0 0 1270 0" draw:points="0,-11600 635,-11600 1270,-11600">
          <text:p/>
        </draw:polyline>
        <draw:polyline draw:style-name="gr6" draw:text-style-name="P4" draw:id="id20" draw:layer="layout" svg:width="1.269cm" svg:height="-0.001cm" draw:transform="rotate (-1.57079632679579) translate (6.8cm 10.63cm)" svg:viewBox="0 0 1270 0" draw:points="0,-13600 635,-13600 1270,-13600">
          <text:p/>
        </draw:polyline>
        <draw:connector draw:style-name="gr8" draw:text-style-name="P4" draw:layer="layout" draw:type="curve" draw:line-skew="2.195cm" svg:x1="5.8cm" svg:y1="13.065cm" svg:x2="4.97cm" svg:y2="6.1cm" draw:start-shape="id17" draw:start-glue-point="1" draw:end-shape="id2" svg:d="m5800 13065c0-2416-830 1066-830-6965">
          <text:p/>
        </draw:connector>
        <draw:frame draw:style-name="gr7" draw:text-style-name="P6" draw:layer="layout" svg:width="1.184cm" svg:height="0.64cm" svg:x="9.536cm" svg:y="14.16cm">
          <draw:text-box>
            <text:p><text:span text:style-name="T3">CK3</text:span></text:p>
          </draw:text-box>
        </draw:frame>
        <draw:frame draw:style-name="gr7" draw:text-style-name="P6" draw:layer="layout" svg:width="1.378cm" svg:height="0.64cm" svg:x="5.039cm" svg:y="11.8cm">
          <draw:text-box>
            <text:p><text:span text:style-name="T3">CK12</text:span></text:p>
          </draw:text-box>
        </draw:frame>
        <draw:frame draw:style-name="gr7" draw:text-style-name="P6" draw:layer="layout" svg:width="1.353cm" svg:height="0.64cm" svg:x="6.152cm" svg:y="10.06cm">
          <draw:text-box>
            <text:p><text:span text:style-name="T3">CK11</text:span></text:p>
          </draw:text-box>
        </draw:frame>
        <draw:frame draw:style-name="gr9" draw:text-style-name="P3" draw:id="id7" draw:layer="layout" svg:width="5.675cm" svg:height="1.269cm" svg:x="19.626cm" svg:y="11.732cm">
          <draw:text-box>
            <text:p text:style-name="P2"><text:span text:style-name="T2">Mahlwerk-Motor</text:span></text:p>
          </draw:text-box>
        </draw:frame>
        <draw:frame draw:style-name="gr10" draw:text-style-name="P3" draw:id="id16" draw:layer="layout" svg:width="5.675cm" svg:height="1.269cm" svg:x="12.525cm" svg:y="14.5cm">
          <draw:text-box>
            <text:p text:style-name="P2"><text:span text:style-name="T2">Kaffeepulver-Dosierer</text:span></text:p>
          </draw:text-box>
        </draw:frame>
        <draw:frame draw:style-name="gr7" draw:text-style-name="P6" draw:layer="layout" svg:width="1.81cm" svg:height="0.64cm" svg:x="15.527cm" svg:y="16.46cm">
          <draw:text-box>
            <text:p><text:span text:style-name="T3">Interrupt</text:span></text:p>
          </draw:text-box>
        </draw:frame>
        <draw:custom-shape draw:style-name="gr5" draw:text-style-name="P5" draw:id="id18" draw:layer="layout" svg:width="0.635cm" svg:height="0.635cm" svg:x="3.365cm" svg:y="7.26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draw:line-skew="-0.129cm" svg:x1="4.072cm" svg:y1="5.914cm" svg:x2="3.683cm" svg:y2="7.265cm" draw:start-shape="id2" draw:start-glue-point="7" draw:end-shape="id18" draw:end-glue-point="4" svg:d="m4072 5914c0 960-389 285-389 1351">
          <text:p/>
        </draw:connector>
        <draw:frame draw:style-name="gr7" draw:text-style-name="P6" draw:layer="layout" svg:width="1.81cm" svg:height="0.64cm" svg:x="10.727cm" svg:y="7.66cm">
          <draw:text-box>
            <text:p><text:span text:style-name="T3">Interrupt</text:span></text:p>
          </draw:text-box>
        </draw:frame>
        <draw:connector draw:style-name="gr8" draw:text-style-name="P4" draw:layer="layout" draw:type="curve" svg:x1="6.983cm" svg:y1="14.565cm" svg:x2="7.032cm" svg:y2="13.714cm" draw:start-shape="id19" draw:start-glue-point="4" draw:end-shape="id15" draw:end-glue-point="7" svg:d="m6983 14565c0-498 49-73 49-851">
          <text:p/>
        </draw:connector>
        <draw:connector draw:style-name="gr8" draw:text-style-name="P4" draw:layer="layout" draw:type="curve" draw:line-skew="1.429cm" svg:x1="6.66cm" svg:y1="13.265cm" svg:x2="5.8cm" svg:y2="13.065cm" draw:start-shape="id15" draw:start-glue-point="6" draw:end-shape="id17" draw:end-glue-point="1" svg:d="m6660 13265c-160 0 269-200-860-200">
          <text:p/>
        </draw:connector>
        <draw:connector draw:style-name="gr8" draw:text-style-name="P4" draw:layer="layout" draw:type="curve" svg:x1="6.8cm" svg:y1="11.265cm" svg:x2="7.93cm" svg:y2="12.63cm" draw:start-shape="id20" draw:start-glue-point="1" draw:end-shape="id15" draw:end-glue-point="4" svg:d="m6800 11265c754 0 1130 455 1130 1365">
          <text:p/>
        </draw:connector>
        <draw:connector draw:style-name="gr8" draw:text-style-name="P4" draw:layer="layout" draw:type="curve" draw:line-skew="1.953cm" svg:x1="4.97cm" svg:y1="6.1cm" svg:x2="6.8cm" svg:y2="11.265cm" draw:start-shape="id2" draw:start-glue-point="8" draw:end-shape="id20" draw:end-glue-point="1" svg:d="m4970 6100c0 6318 1830 3736 1830 5165">
          <text:p/>
        </draw:connector>
        <draw:custom-shape draw:style-name="gr5" draw:text-style-name="P5" draw:id="id21" draw:layer="layout" svg:width="2.54cm" svg:height="1.27cm" svg:x="12.96cm" svg:y="11.73cm">
          <text:p text:style-name="P4"><text:span text:style-name="T3">Motor-</text:span><text:span text:style-name="T3"><text:line-break/></text:span><text:span text:style-name="T3">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5.5cm" svg:y1="12.365cm" svg:x2="17.7cm" svg:y2="12.335cm" draw:start-shape="id21" draw:start-glue-point="10" draw:end-shape="id6" draw:end-glue-point="1" svg:d="m15500 12365c1519 0 420-30 2200-30">
          <text:p/>
        </draw:connector>
        <draw:polyline draw:style-name="gr6" draw:text-style-name="P4" draw:id="id22" draw:layer="layout" svg:width="1.269cm" svg:height="-0.001cm" draw:transform="rotate (-1.57079632679579) translate (10.701cm 11.7cm)" svg:viewBox="0 0 1270 0" draw:points="0,-21402 635,-21402 1270,-21402">
          <text:p/>
        </draw:polyline>
        <draw:connector draw:style-name="gr8" draw:text-style-name="P4" draw:layer="layout" draw:type="curve" svg:x1="10.701cm" svg:y1="12.335cm" svg:x2="12.96cm" svg:y2="12.365cm" draw:start-shape="id22" draw:start-glue-point="1" draw:end-shape="id21" draw:end-glue-point="6" svg:d="m10701 12335c1825 0 696 30 2259 30">
          <text:p/>
        </draw:connector>
        <draw:connector draw:style-name="gr8" draw:text-style-name="P4" draw:layer="layout" draw:type="curve" draw:line-skew="1.154cm" svg:x1="8.828cm" svg:y1="12.816cm" svg:x2="10.701cm" svg:y2="12.335cm" draw:start-shape="id15" draw:start-glue-point="11" draw:end-shape="id22" draw:end-glue-point="1" svg:d="m8828 12816c0-714 1873-474 1873-481">
          <text:p/>
        </draw:connector>
        <draw:custom-shape draw:style-name="gr5" draw:text-style-name="P5" draw:id="id23" draw:layer="layout" svg:width="0.635cm" svg:height="0.635cm" svg:x="12.966cm" svg:y="13.66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3.284cm" svg:y1="13.665cm" svg:x2="13.332cm" svg:y2="12.814cm" draw:start-shape="id23" draw:start-glue-point="4" draw:end-shape="id21" draw:end-glue-point="7" svg:d="m13284 13665c0-498 48-73 48-851">
          <text:p/>
        </draw:connector>
        <draw:frame draw:style-name="gr7" draw:text-style-name="P6" draw:layer="layout" svg:width="1.378cm" svg:height="0.64cm" svg:x="9.44cm" svg:y="11.36cm">
          <draw:text-box>
            <text:p><text:span text:style-name="T3">CK10</text:span></text:p>
          </draw:text-box>
        </draw:frame>
        <draw:custom-shape draw:style-name="gr5" draw:text-style-name="P5" draw:id="id9" draw:layer="layout" svg:width="2.54cm" svg:height="1.27cm" svg:x="11.66cm" svg:y="16.7cm">
          <text:p text:style-name="P4"><text:span text:style-name="T3">Füllstands-</text:span><text:span text:style-name="T3"><text:line-break/></text:span><text:span text:style-name="T3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draw:id="id24" draw:layer="layout" svg:width="1.269cm" svg:height="-0.001cm" draw:transform="rotate (-1.57079632679579) translate (10.201cm 16.7cm)" svg:viewBox="0 0 1270 0" draw:points="0,-20402 635,-20402 1270,-20402">
          <text:p/>
        </draw:polyline>
        <draw:frame draw:style-name="gr7" draw:text-style-name="P6" draw:layer="layout" svg:width="1.184cm" svg:height="0.64cm" svg:x="9cm" svg:y="18.5cm">
          <draw:text-box>
            <text:p><text:span text:style-name="T3">CK7</text:span></text:p>
          </draw:text-box>
        </draw:frame>
        <draw:connector draw:style-name="gr8" draw:text-style-name="P4" draw:layer="layout" draw:type="curve" svg:x1="11.66cm" svg:y1="17.335cm" svg:x2="10.201cm" svg:y2="17.335cm" draw:start-shape="id9" draw:start-glue-point="6" draw:end-shape="id24" draw:end-glue-point="1" svg:d="m11660 17335h-1459">
          <text:p/>
        </draw:connector>
        <draw:connector draw:style-name="gr8" draw:text-style-name="P4" draw:layer="layout" draw:type="curve" draw:line-skew="1.868cm" svg:x1="10.201cm" svg:y1="17.335cm" svg:x2="7.93cm" svg:y2="13.9cm" draw:start-shape="id24" draw:start-glue-point="1" draw:end-shape="id15" draw:end-glue-point="8" svg:d="m10201 17335c0-259-2271 1458-2271-3435">
          <text:p/>
        </draw:connector>
        <draw:frame draw:style-name="gr7" draw:text-style-name="P6" draw:layer="layout" svg:width="1.81cm" svg:height="0.64cm" svg:x="10.189cm" svg:y="18.5cm">
          <draw:text-box>
            <text:p><text:span text:style-name="T3">Interrupt</text:span></text:p>
          </draw:text-box>
        </draw:frame>
        <draw:frame draw:style-name="gr11" draw:text-style-name="P5" draw:id="id25" draw:layer="layout" svg:width="3.175cm" svg:height="1.029cm" svg:x="11.256cm" svg:y="10.966cm">
          <draw:text-box>
            <text:p text:style-name="P4"><text:span text:style-name="T3">Parameter</text:span></text:p>
            <text:p text:style-name="P4"><text:span text:style-name="T3"/></text:p>
          </draw:text-box>
        </draw:frame>
        <draw:polyline draw:style-name="gr12" draw:text-style-name="P4" draw:layer="layout" svg:width="2.007cm" svg:height="1.204cm" draw:transform="rotate (-0.321664181143681) translate (11.5814012867322cm 9.75963164137663cm)" svg:viewBox="0 0 2008 1205" draw:points="0,11797 201,12400 1153,12082 2008,11797 1807,11195">
          <text:p/>
        </draw:polyline>
        <draw:frame draw:style-name="gr7" draw:text-style-name="P6" draw:layer="layout" svg:width="1.162cm" svg:height="0.64cm" svg:x="11.275cm" svg:y="10.324cm">
          <draw:text-box>
            <text:p><text:span text:style-name="T3">PK1</text:span></text:p>
          </draw:text-box>
        </draw:frame>
        <draw:connector draw:style-name="gr8" draw:text-style-name="P4" draw:layer="layout" draw:type="curve" svg:x1="12.843cm" svg:y1="10.966cm" svg:x2="14.23cm" svg:y2="11.73cm" draw:start-shape="id25" draw:start-glue-point="0" draw:end-shape="id21" draw:end-glue-point="4" svg:d="m12843 10966c0-750 1387-1132 1387 7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i Baumann</meta:initial-creator>
    <meta:creation-date>2011-06-21T21:29:29.49</meta:creation-date>
    <dc:date>2011-07-05T18:08:28.75</dc:date>
    <meta:editing-duration>PT26H22M13S</meta:editing-duration>
    <meta:editing-cycles>26</meta:editing-cycles>
    <meta:generator>OpenOffice.org/3.2$Win32 OpenOffice.org_project/320m18$Build-9502</meta:generator>
    <meta:printed-by>Toni Baumann</meta:printed-by>
    <meta:print-date>2011-06-27T16:41:26.56</meta:print-date>
    <dc:creator>Toni Baumann</dc:creator>
    <meta:document-statistic meta:object-count="69"/>
  </office:meta>
</office:document-meta>
</file>